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15e" officeooo:paragraph-rsid="0001e15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1e15e" officeooo:paragraph-rsid="0001e15e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normal" officeooo:rsid="0001e15e" officeooo:paragraph-rsid="0001e15e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039f50" officeooo:paragraph-rsid="00039f50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1e15e" officeooo:paragraph-rsid="0001e15e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1e15e" officeooo:paragraph-rsid="00021dc3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21dc3" officeooo:paragraph-rsid="00021dc3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39f50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21dc3"/>
    </style:style>
    <style:style style:name="T5" style:family="text">
      <style:text-properties officeooo:rsid="00039f50"/>
    </style:style>
    <style:style style:name="T6" style:family="text">
      <style:text-properties officeooo:rsid="000467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EDA ALLENAMENTO</text:p>
      <text:p text:style-name="P1"/>
      <text:p text:style-name="P1">Mi alleno Lunedi, Martedi, Mercoledi, Giovedi e Venerdi</text:p>
      <text:p text:style-name="P1">Giorni di riposo sono Sabato e Domenica</text:p>
      <text:p text:style-name="P1"/>
      <text:p text:style-name="P1"/>
      <text:p text:style-name="P1">LUN, MER, VEN alleno planche,front lever,flessioni e trazioni</text:p>
      <text:p text:style-name="P1"/>
      <text:p text:style-name="P1">MAR, GIO alleno gambe con thenics per pistol squat</text:p>
      <text:p text:style-name="P1"/>
      <text:p text:style-name="P2">Allenamento Upper Body</text:p>
      <text:p text:style-name="P2"/>
      <text:p text:style-name="P5">Flessioni→vedi app 100Flessioni</text:p>
      <text:p text:style-name="P5">Trazioni→4 set da 2-2-2 trazioni lente con presa diversa <text:s text:c="2"/>rec 1 min tra le prese diverse <text:s text:c="3"/><text:tab/><text:tab/>e 2 min tra i set</text:p>
      <text:p text:style-name="P5"/>
      <text:p text:style-name="P5">SKILLS—recupero 1 minuto</text:p>
      <text:p text:style-name="P5"/>
      <text:p text:style-name="P5">*Planche→<text:tab/><text:tab/>{</text:p>
      <text:p text:style-name="P5"><text:tab/><text:tab/><text:tab/><text:tab/>STEP 1 -Plank lean hold 20sec</text:p>
      <text:p text:style-name="P5"><text:tab/><text:tab/><text:tab/><text:tab/><text:span text:style-name="T1">Workout step1</text:span></text:p>
      <text:p text:style-name="P5"><text:tab/><text:tab/><text:tab/><text:tab/>1)Plank lean 5 sec <text:s text:c="3"/>x4</text:p>
      <text:p text:style-name="P5"><text:tab/><text:tab/><text:tab/><text:tab/>2)Plank lean back and forth <text:s text:c="3"/>x10</text:p>
      <text:p text:style-name="P5"><text:tab/><text:tab/><text:tab/><text:tab/>3)<text:span text:style-name="T6">Pseudo push ups</text:span> <text:s text:c="3"/>x<text:span text:style-name="T6">3</text:span></text:p>
      <text:p text:style-name="P5"><text:tab/><text:tab/><text:tab/><text:tab/><text:span text:style-name="T6">4</text:span>)Straight arm raise con peso <text:s text:c="2"/>x10</text:p>
      <text:p text:style-name="P7"><text:tab/><text:tab/><text:tab/>}</text:p>
      <text:p text:style-name="P6"/>
      <text:p text:style-name="P6">*<text:span text:style-name="T4">Front Lever→ <text:tab/>{</text:span></text:p>
      <text:p text:style-name="P6"><text:tab/><text:tab/><text:tab/><text:tab/><text:span text:style-name="T4">STEP 1 -Hanging Retractive Scapula Hold 15sec</text:span></text:p>
      <text:p text:style-name="P6"><text:tab/><text:tab/><text:tab/><text:tab/><text:span text:style-name="T2">Workout step1</text:span></text:p>
      <text:p text:style-name="P5"><text:tab/><text:tab/><text:tab/><text:tab/><text:span text:style-name="T5">1)Hanging rettractive scapula hold 8 sec</text:span></text:p>
      <text:p text:style-name="P5"><text:tab/><text:tab/><text:tab/><text:tab/><text:span text:style-name="T5">2)Hanging scapula shrugs x10</text:span></text:p>
      <text:p text:style-name="P5"><text:tab/><text:tab/><text:tab/><text:tab/><text:span text:style-name="T5">3)Australian retractive scapula pull ups x10</text:span></text:p>
      <text:p text:style-name="P5"><text:tab/><text:tab/><text:tab/><text:tab/><text:span text:style-name="T5">4)Australian scapula shrugs x15</text:span></text:p>
      <text:p text:style-name="P5"><text:tab/><text:tab/><text:tab/><text:tab/><text:span text:style-name="T5">5)Australian retractive scapula hold 10 sec</text:span></text:p>
      <text:p text:style-name="P5"><text:tab/><text:tab/><text:tab/><text:span text:style-name="T5">}</text:span></text:p>
      <text:p text:style-name="P3"/>
      <text:p text:style-name="P4"><text:span text:style-name="T3">Allenamento Lower Body</text:span> → vedi Then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07-28T21:35:39.425000000</dc:date>
    <meta:editing-duration>PT10M43S</meta:editing-duration>
    <meta:editing-cycles>2</meta:editing-cycles>
    <meta:document-statistic meta:table-count="0" meta:image-count="0" meta:object-count="0" meta:page-count="1" meta:paragraph-count="27" meta:word-count="143" meta:character-count="939" meta:non-whitespace-character-count="746"/>
  </office:meta>
</office:document-meta>
</file>